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f" svg:font-family="Def"/>
    <style:font-face style:name="Lohit Devanagari1" svg:font-family="'Lohit Devanagari'"/>
    <style:font-face style:name="Courier 10 Pitch" svg:font-family="'Courier 10 Pitch'"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efb5" officeooo:paragraph-rsid="0003efb5"/>
    </style:style>
    <style:style style:name="P2" style:family="paragraph" style:parent-style-name="Standard">
      <style:text-properties officeooo:paragraph-rsid="0003efb5"/>
    </style:style>
    <style:style style:name="P3" style:family="paragraph" style:parent-style-name="Standard">
      <style:text-properties fo:font-size="18pt" officeooo:rsid="0003efb5" officeooo:paragraph-rsid="0003efb5" style:font-size-asian="18pt" style:font-size-complex="18pt"/>
    </style:style>
    <style:style style:name="P4" style:family="paragraph" style:parent-style-name="Standard">
      <style:text-properties style:font-name="Courier 10 Pitch" fo:font-size="8pt" officeooo:rsid="0003efb5" officeooo:paragraph-rsid="0003efb5" style:font-size-asian="8pt" style:font-size-complex="8pt"/>
    </style:style>
    <style:style style:name="P5" style:family="paragraph" style:parent-style-name="Standard">
      <style:text-properties style:font-name="Liberation Serif" fo:font-size="12pt" officeooo:rsid="0003efb5" officeooo:paragraph-rsid="0003efb5" style:font-size-asian="10.5pt" style:font-size-complex="12pt"/>
    </style:style>
    <style:style style:name="T1" style:family="text">
      <style:text-properties style:font-name="Liberation Serif" fo:font-size="12pt" officeooo:rsid="0003efb5" style:font-size-asian="10.5pt" style:font-size-complex="12pt"/>
    </style:style>
    <style:style style:name="T2" style:family="text">
      <style:text-properties style:font-name="Liberation Serif" fo:font-size="12pt" officeooo:rsid="0005be5d" style:font-size-asian="10.5pt" style:font-size-complex="12pt"/>
    </style:style>
    <style:style style:name="T3" style:family="text">
      <style:text-properties officeooo:rsid="0005be5d"/>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1 Traffic light</text:p>
      <text:p text:style-name="P1">Output: </text:p>
      <text:p text:style-name="P4">./lights.x 60</text:p>
      <text:p text:style-name="P4"/>
      <text:p text:style-name="P4"><text:s text:c="8"/>SystemC 2.3.1-Accellera --- May <text:s/>9 2018 16:18:07</text:p>
      <text:p text:style-name="P4"><text:s text:c="8"/>Copyright (c) 1996-2014 by all Contributors,</text:p>
      <text:p text:style-name="P4"><text:s text:c="8"/>ALL RIGHTS RESERVED</text:p>
      <text:p text:style-name="P4"/>
      <text:p text:style-name="P4">set sim time... done</text:p>
      <text:p text:style-name="P4">create channels... Done</text:p>
      <text:p text:style-name="P4">create lights...1...2...3...4... Done</text:p>
      <text:p text:style-name="P4">create controller...0...1...2...3... Done</text:p>
      <text:p text:style-name="P4">create sensors...</text:p>
      <text:p text:style-name="P4">1...2...3...4... Done</text:p>
      <text:p text:style-name="P4">connect lights...1...2...3...4... Done</text:p>
      <text:p text:style-name="P4">connect sensors...1...2...3...4... Done</text:p>
      <text:p text:style-name="P4">connect controller... Done</text:p>
      <text:p text:style-name="P4">#############[start simulation]###############</text:p>
      <text:p text:style-name="P4">Added car, direction: South </text:p>
      <text:p text:style-name="P4">======================================</text:p>
      <text:p text:style-name="P4">Cars waiting:</text:p>
      <text:p text:style-name="P4">0 Cars waiting at: North</text:p>
      <text:p text:style-name="P4">0 Cars waiting at: West</text:p>
      <text:p text:style-name="P4">1 Cars waiting at: South</text:p>
      <text:p text:style-name="P4">0 Cars waiting at: East</text:p>
      <text:p text:style-name="P4">======================================</text:p>
      <text:p text:style-name="P4">Green on: South</text:p>
      <text:p text:style-name="P4">Added car, direction: West </text:p>
      <text:p text:style-name="P4">Car drives past from: South (Max direction)</text:p>
      <text:p text:style-name="P4">Added car, direction: North </text:p>
      <text:p text:style-name="P4">Added car, direction: East </text:p>
      <text:p text:style-name="P4">Green on: North</text:p>
      <text:p text:style-name="P4">Car drives past from: North (Opposite)</text:p>
      <text:p text:style-name="P4">Added car, direction: South </text:p>
      <text:p text:style-name="P4">Car drives past from: South (Max direction)</text:p>
      <text:p text:style-name="P4">Red on: North</text:p>
      <text:p text:style-name="P4">Red on: South</text:p>
      <text:p text:style-name="P4">Added car, direction: South </text:p>
      <text:p text:style-name="P4">Added car, direction: West </text:p>
      <text:p text:style-name="P4">Added car, direction: East </text:p>
      <text:p text:style-name="P4">======================================</text:p>
      <text:p text:style-name="P4">Cars waiting:</text:p>
      <text:p text:style-name="P4">0 Cars waiting at: North</text:p>
      <text:p text:style-name="P4">2 Cars waiting at: West</text:p>
      <text:p text:style-name="P4">1 Cars waiting at: South</text:p>
      <text:p text:style-name="P4">2 Cars waiting at: East</text:p>
      <text:p text:style-name="P4">======================================</text:p>
      <text:p text:style-name="P5"><text:span text:style-name="T3">Explanation</text:span> of output:</text:p>
      <text:p text:style-name="P2"><text:span text:style-name="T1">After </text:span><text:span text:style-name="T2">creating</text:span><text:span text:style-name="T1"> the controller unit, the four lights and the four sensors we simulate traffic by setting the arrived variable for a random light to true every 3-6 seconds. This is done by a thread that is started in the sensor file. This will ensure that traffic is randomly simulated every time the simulation is run. The controller class determines what direction in the intersection that has the most cars waiting and sets that direction’s light to green. </text:span><text:span text:style-name="T2">If the opposite light has cars waiting or if cars arrive before the light’s five second period is over it will turn green as well.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f" svg:font-family="Def"/>
    <style:font-face style:name="Lohit Devanagari1" svg:font-family="'Lohit Devanagari'"/>
    <style:font-face style:name="Courier 10 Pitch" svg:font-family="'Courier 10 Pitch'"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00:12:39.610606796</meta:creation-date>
    <dc:date>2018-05-12T00:30:06.626684019</dc:date>
    <meta:editing-duration>PT5M36S</meta:editing-duration>
    <meta:editing-cycles>2</meta:editing-cycles>
    <meta:generator>LibreOffice/5.1.6.2$Linux_X86_64 LibreOffice_project/10m0$Build-2</meta:generator>
    <meta:document-statistic meta:table-count="0" meta:image-count="0" meta:object-count="0" meta:page-count="1" meta:paragraph-count="47" meta:word-count="268" meta:character-count="1860" meta:non-whitespace-character-count="1603"/>
  </office:meta>
</office:document-meta>
</file>